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f88d" officeooo:paragraph-rsid="0006f88d"/>
    </style:style>
    <style:style style:name="P2" style:family="paragraph" style:parent-style-name="Standard">
      <style:text-properties officeooo:rsid="0008ac72" officeooo:paragraph-rsid="0008ac72"/>
    </style:style>
    <style:style style:name="P3" style:family="paragraph" style:parent-style-name="Standard">
      <style:text-properties officeooo:rsid="0008b9b3" officeooo:paragraph-rsid="0008b9b3"/>
    </style:style>
    <style:style style:name="P4" style:family="paragraph" style:parent-style-name="Standard">
      <style:text-properties officeooo:rsid="000989b1" officeooo:paragraph-rsid="000989b1"/>
    </style:style>
    <style:style style:name="T1" style:family="text">
      <style:text-properties officeooo:rsid="00072b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mailto:Francesca.carmagnola@engimtorino.it" text:style-name="Internet_20_link" text:visited-style-name="Visited_20_Internet_20_Link">Francesca.carmagnola@engim</text:a><text:a xlink:type="simple" xlink:href="mailto:Francesca.carmagnola@engimtorino.it" text:style-name="Internet_20_link" text:visited-style-name="Visited_20_Internet_20_Link"><text:span text:style-name="T1">torino</text:span></text:a><text:a xlink:type="simple" xlink:href="mailto:Francesca.carmagnola@engimtorino.it" text:style-name="Internet_20_link" text:visited-style-name="Visited_20_Internet_20_Link">.it</text:a></text:p>
      <text:p text:style-name="P1"/>
      <text:p text:style-name="P2"><text:a xlink:type="simple" xlink:href="mailto:f.driusso@2piuconsulting.it" text:style-name="Internet_20_link" text:visited-style-name="Visited_20_Internet_20_Link">f.driusso@2piuconsulting.it</text:a></text:p>
      <text:p text:style-name="P2"/>
      <text:p text:style-name="P3"><text:a xlink:type="simple" xlink:href="mailto:pugliese.sergio1987@hotmail.it" text:style-name="Internet_20_link" text:visited-style-name="Visited_20_Internet_20_Link">pugliese.sergio1987@hotmail.it</text:a></text:p>
      <text:p text:style-name="P3"/>
      <text:p text:style-name="P4">ruffinengo@lochiva.co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6T12:26:01.258937266</meta:creation-date>
    <dc:date>2023-01-27T09:01:31.147895950</dc:date>
    <meta:editing-duration>PT2M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4" meta:word-count="4" meta:character-count="114" meta:non-whitespace-character-count="114"/>
  </office:meta>
</office:document-meta>
</file>